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WeightName</text:p>
          </table:table-cell>
          <table:table-cell office:value-type="string" calcext:value-type="string">
            <text:p>caseID</text:p>
          </table:table-cell>
          <table:table-cell table:style-name="ce2" office:value-type="string" calcext:value-type="string">
            <text:p>weightVar</text:p>
          </table:table-cell>
          <table:table-cell/>
        </table:table-row>
        <table:table-row table:style-name="ro1">
          <table:table-cell office:value-type="string" calcext:value-type="string">
            <text:p>Ext-we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-weight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Neg-weight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style-name="Default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style-name="Default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style-name="Default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style-name="Default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style-name="Default"/>
        </table:table-row>
        <table:table-row table:style-name="ro1"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5:05:51.149125449</meta:creation-date>
    <dc:date>2019-05-07T15:07:01.059925816</dc:date>
    <meta:editing-duration>PT1M10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